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34293" officeooo:paragraph-rsid="00034293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3fe71" officeooo:paragraph-rsid="0003fe71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14pt" officeooo:rsid="0003fe71" officeooo:paragraph-rsid="0003fe7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34293" officeooo:paragraph-rsid="00034293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3fe71" officeooo:paragraph-rsid="0003fe7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ales strategy</text:p>
      <text:p text:style-name="P2"><text:a xlink:type="simple" xlink:href="https://www.crazyegg.com/blog/limited-time-offers/" text:style-name="Internet_20_link" text:visited-style-name="Visited_20_Internet_20_Link">https://www.crazyegg.com/blog/limited-time-offers/</text:a></text:p>
      <text:p text:style-name="P2"/>
      <text:p text:style-name="P2"><text:a xlink:type="simple" xlink:href="https://wedevs.com/blog/360051/how-to-write-a-discount-offer/" text:style-name="Internet_20_link" text:visited-style-name="Visited_20_Internet_20_Link">https://wedevs.com/blog/360051/how-to-write-a-discount-offer/</text:a></text:p>
      <text:p text:style-name="P2"/>
      <text:p text:style-name="P3"><text:span text:style-name="Strong_20_Emphasis">"Welcome to Maha loot, your go-to destination for all things fabulous! Step into a world of style and savings with our wide range of products. Shop now and stand a chance to win big - one lucky customer walks away with a Rs 1001 coupon every day! Don't miss out on this exciting opportunity to shop and win with Maha loot. Start browsing now and treat yourself to something special!"</text:span></text:p>
      <text:p text:style-name="Text_20_body"><text:line-break/></text:p>
      <text:p text:style-name="P2"><text:a xlink:type="simple" xlink:href="https://stock.adobe.com/images/pop-art-girl-holding-megaphone-shouting-blonde-woman-with-loudspeaker-female-character-announcing-sales-promotion-or-discount-concept-of-protest-special-offer-or-shopping-time/492417089" text:style-name="Internet_20_link" text:visited-style-name="Visited_20_Internet_20_Link">https://stock.adobe.com/images/pop-art-girl-holding-megaphone-shouting-blonde-woman-with-loudspeaker-female-character-announcing-sales-promotion-or-discount-concept-of-protest-special-offer-or-shopping-time/492417089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09:05:50.028000000</meta:creation-date>
    <dc:date>2024-07-18T12:14:53.074000000</dc:date>
    <meta:editing-duration>PT8M38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6" meta:word-count="75" meta:character-count="725" meta:non-whitespace-character-count="654"/>
  </office:meta>
</office:document-meta>
</file>